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jlboost_greek-english-m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]/[.B2]" office:value-type="float" office:value="0.777777777777778" calcext:value-type="float">
            <text:p>0.777777777777778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597699754413558" calcext:value-type="float">
            <text:p>0.597699754413558</text:p>
          </table:table-cell>
        </table:table-row>
        <table:table-row table:style-name="ro1">
          <table:table-cell office:value-type="string" calcext:value-type="string">
            <text:p>mat_15: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]/[.B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4]/[.B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5]/[.B5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6]/[.B6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]/[.B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]/[.B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0]/[.B1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1]/[.B11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12]/[.B1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13]/[.B13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14]/[.B14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5]/[.B1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6]/[.B1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17]/[.B17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8]/[.B18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9]/[.B1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0]/[.B2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1]/[.B2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2]/[.B22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23]/[.B23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24]/[.B24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D25]/[.B25]"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6]/[.B26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7]/[.B27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28]/[.B28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29]/[.B29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0]/[.B30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31]/[.B31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32]/[.B32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D33]/[.B33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4]/[.B3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35]/[.B3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6]/[.B3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37]/[.B37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8]/[.B3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39]/[.B39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40]/[.B40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1]/[.B4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42]/[.B42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43]/[.B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44]/[.B44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5]/[.B4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6]/[.B46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7]/[.B4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48]/[.B48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49]/[.B4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0]/[.B5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51]/[.B51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52]/[.B52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53]/[.B53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54]/[.B54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55]/[.B55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56]/[.B56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57]/[.B57]" office:value-type="float" office:value="0.608695652173913" calcext:value-type="float">
            <text:p>0.608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58]/[.B58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D59]/[.B5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60]/[.B60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[.D61]/[.B6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62]/[.B62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63]/[.B63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D64]/[.B6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65]/[.B65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66]/[.B66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67]/[.B67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68]/[.B6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69]/[.B69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70]/[.B70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71]/[.B71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D72]/[.B72]"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73]/[.B73]"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74]/[.B74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75]/[.B7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76]/[.B76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77]/[.B77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78]/[.B78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9]/[.B7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D80]/[.B8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81]/[.B81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2]/[.B8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[.D83]/[.B83]" office:value-type="float" office:value="0.772727272727273" calcext:value-type="float">
            <text:p>0.7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4]/[.B8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85]/[.B8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86]/[.B86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7]/[.B8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[.D88]/[.B88]" office:value-type="float" office:value="0.586206896551724" calcext:value-type="float">
            <text:p>0.58620689655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89]/[.B8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0]/[.B90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1]/[.B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92]/[.B92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[.D93]/[.B9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94]/[.B9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D95]/[.B95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96]/[.B9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97]/[.B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98]/[.B98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99]/[.B9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00]/[.B10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D101]/[.B101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102]/[.B102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[.D103]/[.B103]" office:value-type="float" office:value="0.527777777777778" calcext:value-type="float">
            <text:p>0.52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D104]/[.B104]" office:value-type="float" office:value="0.535714285714286" calcext:value-type="float">
            <text:p>0.53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D105]/[.B105]" office:value-type="float" office:value="0.590909090909091" calcext:value-type="float">
            <text:p>0.5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6]/[.B10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107]/[.B107]" office:value-type="float" office:value="0.653846153846154" calcext:value-type="float">
            <text:p>0.6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108]/[.B10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09]/[.B109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110]/[.B1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111]/[.B111]" office:value-type="float" office:value="0.761904761904762" calcext:value-type="float">
            <text:p>0.7619047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112]/[.B112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113]/[.B113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114]/[.B114]" office:value-type="float" office:value="0.576923076923077" calcext:value-type="float">
            <text:p>0.5769230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115]/[.B115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16]/[.B116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7]/[.B11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8]/[.B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19]/[.B11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0]/[.B12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21]/[.B121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122]/[.B122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.D123]/[.B123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124]/[.B124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25]/[.B12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26]/[.B1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27]/[.B127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8]/[.B12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29]/[.B1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30]/[.B130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D131]/[.B131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32]/[.B132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D133]/[.B133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34]/[.B13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135]/[.B13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36]/[.B13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37]/[.B13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138]/[.B13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39]/[.B13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140]/[.B14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41]/[.B14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D142]/[.B14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43]/[.B143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44]/[.B144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45]/[.B14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46]/[.B14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D147]/[.B147]" office:value-type="float" office:value="0.590909090909091" calcext:value-type="float">
            <text:p>0.5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48]/[.B14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9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[.D149]/[.B14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50]/[.B1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D151]/[.B15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52]/[.B15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53]/[.B1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54]/[.B15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155]/[.B155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56]/[.B156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157]/[.B15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D158]/[.B15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D159]/[.B159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D160]/[.B1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61]/[.B161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62]/[.B162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163]/[.B163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64]/[.B164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165]/[.B16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166]/[.B1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7</text:p>
          </table:table-cell>
          <table:table-cell table:number-columns-repeated="3" office:value-type="float" office:value="14" calcext:value-type="float">
            <text:p>14</text:p>
          </table:table-cell>
          <table:table-cell table:formula="of:=[.D167]/[.B16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D168]/[.B168]" office:value-type="float" office:value="0.708333333333333" calcext:value-type="float">
            <text:p>0.7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169]/[.B16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70]/[.B17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71]/[.B17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72]/[.B17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3]/[.B17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4]/[.B174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175]/[.B175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76]/[.B17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77]/[.B177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78]/[.B17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79]/[.B17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80]/[.B18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D181]/[.B181]" office:value-type="float" office:value="0.576923076923077" calcext:value-type="float">
            <text:p>0.5769230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82]/[.B182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[.D183]/[.B183]" office:value-type="float" office:value="0.521739130434783" calcext:value-type="float">
            <text:p>0.52173913043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84]/[.B18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85]/[.B185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86]/[.B18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187]/[.B187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88]/[.B188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189]/[.B189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D190]/[.B190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191]/[.B191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92]/[.B19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193]/[.B19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94]/[.B19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195]/[.B195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196]/[.B19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D197]/[.B197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198]/[.B198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199]/[.B199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00]/[.B200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201]/[.B201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202]/[.B202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D203]/[.B20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204]/[.B204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205]/[.B205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D206]/[.B206]" office:value-type="float" office:value="0.607142857142857" calcext:value-type="float">
            <text:p>0.6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07]/[.B20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08]/[.B208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D209]/[.B20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210]/[.B21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11]/[.B211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12]/[.B21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D213]/[.B213]" office:value-type="float" office:value="0.606060606060606" calcext:value-type="float">
            <text:p>0.606060606060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214]/[.B214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D215]/[.B21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16]/[.B21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D217]/[.B217]" office:value-type="float" office:value="0.407407407407407" calcext:value-type="float">
            <text:p>0.40740740740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218]/[.B218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D219]/[.B219]" office:value-type="float" office:value="0.518518518518519" calcext:value-type="float">
            <text:p>0.51851851851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220]/[.B22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221]/[.B221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D222]/[.B222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23]/[.B22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24]/[.B22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[.D225]/[.B225]" office:value-type="float" office:value="0.448275862068966" calcext:value-type="float">
            <text:p>0.44827586206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formula="of:=[.D226]/[.B2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D227]/[.B227]" office:value-type="float" office:value="0.481481481481481" calcext:value-type="float">
            <text:p>0.48148148148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228]/[.B22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29]/[.B22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30]/[.B23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31]/[.B231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232]/[.B232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33]/[.B23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34]/[.B23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235]/[.B23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D236]/[.B23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237]/[.B237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238]/[.B23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239]/[.B239]" office:value-type="float" office:value="0.928571428571429" calcext:value-type="float">
            <text:p>0.9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40]/[.B24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41]/[.B241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42]/[.B24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43]/[.B24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D244]/[.B24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45]/[.B24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46]/[.B24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247]/[.B24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248]/[.B24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249]/[.B249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250]/[.B250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51]/[.B25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52]/[.B252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253]/[.B253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4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54]/[.B2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55]/[.B255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D256]/[.B25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57]/[.B25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58]/[.B25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59]/[.B2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60]/[.B26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261]/[.B26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62]/[.B26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63]/[.B263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D264]/[.B26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265]/[.B265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266]/[.B26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67]/[.B26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68]/[.B268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69]/[.B26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70]/[.B270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271]/[.B271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272]/[.B272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3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D273]/[.B27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74]/[.B27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275]/[.B27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276]/[.B276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D277]/[.B27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78]/[.B2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79]/[.B279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280]/[.B280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81]/[.B28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282]/[.B282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283]/[.B283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284]/[.B28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285]/[.B285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86]/[.B286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287]/[.B28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288]/[.B288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289]/[.B289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290]/[.B2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291]/[.B2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292]/[.B292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93]/[.B29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294]/[.B2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295]/[.B29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96]/[.B29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97]/[.B29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98]/[.B29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299]/[.B299]" office:value-type="float" office:value="0.695652173913044" calcext:value-type="float">
            <text:p>0.69565217391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0]/[.B30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D301]/[.B30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302]/[.B30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D303]/[.B303]" office:value-type="float" office:value="0.866666666666667" calcext:value-type="float">
            <text:p>0.8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304]/[.B30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305]/[.B30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306]/[.B306]" office:value-type="float" office:value="0.866666666666667" calcext:value-type="float">
            <text:p>0.8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07]/[.B307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308]/[.B30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D309]/[.B309]" office:value-type="float" office:value="0.575757575757576" calcext:value-type="float">
            <text:p>0.575757575757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10]/[.B3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311]/[.B311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12]/[.B3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D313]/[.B313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14]/[.B31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315]/[.B31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316]/[.B316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18]/[.B318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9]/[.B31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D320]/[.B320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formula="of:=[.D321]/[.B321]" office:value-type="float" office:value="0.451612903225806" calcext:value-type="float">
            <text:p>0.45161290322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322]/[.B32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[.D323]/[.B323]" office:value-type="float" office:value="0.448275862068966" calcext:value-type="float">
            <text:p>0.44827586206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24]/[.B32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25]/[.B32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326]/[.B326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327]/[.B327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328]/[.B328]" office:value-type="float" office:value="0.607142857142857" calcext:value-type="float">
            <text:p>0.6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329]/[.B32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330]/[.B330]" office:value-type="float" office:value="0.928571428571429" calcext:value-type="float">
            <text:p>0.9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331]/[.B33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332]/[.B332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333]/[.B3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334]/[.B334]" office:value-type="float" office:value="0.722222222222222" calcext:value-type="float">
            <text:p>0.7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35]/[.B33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336]/[.B33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37]/[.B33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338]/[.B338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339]/[.B339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40]/[.B34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41]/[.B3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42]/[.B342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43]/[.B34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344]/[.B34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45]/[.B34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46]/[.B34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347]/[.B347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348]/[.B348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349]/[.B34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50]/[.B35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351]/[.B351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52]/[.B35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53]/[.B35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[.D354]/[.B354]" office:value-type="float" office:value="0.517241379310345" calcext:value-type="float">
            <text:p>0.51724137931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D355]/[.B355]" office:value-type="float" office:value="0.516129032258065" calcext:value-type="float">
            <text:p>0.516129032258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356]/[.B356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357]/[.B357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58]/[.B35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359]/[.B3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360]/[.B36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D361]/[.B361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62]/[.B36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363]/[.B363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64]/[.B364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365]/[.B36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66]/[.B36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67]/[.B36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368]/[.B36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69]/[.B36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370]/[.B37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71]/[.B37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72]/[.B37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373]/[.B37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374]/[.B3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375]/[.B37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76]/[.B37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77]/[.B37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78]/[.B3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79]/[.B37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80]/[.B38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81]/[.B38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82]/[.B38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83]/[.B383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84]/[.B384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385]/[.B385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386]/[.B386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387]/[.B38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88]/[.B38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389]/[.B38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90]/[.B39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391]/[.B39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92]/[.B39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93]/[.B39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394]/[.B39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395]/[.B395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396]/[.B39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397]/[.B397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98]/[.B398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399]/[.B399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D400]/[.B400]"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01]/[.B40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402]/[.B402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03]/[.B40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404]/[.B404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05]/[.B405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06]/[.B40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D407]/[.B407]" office:value-type="float" office:value="0.761904761904762" calcext:value-type="float">
            <text:p>0.7619047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408]/[.B408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409]/[.B409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410]/[.B41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11]/[.B41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12]/[.B41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413]/[.B413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14]/[.B41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415]/[.B415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416]/[.B41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417]/[.B4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18]/[.B41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419]/[.B419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D420]/[.B420]"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421]/[.B42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422]/[.B422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423]/[.B42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24]/[.B42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425]/[.B42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26]/[.B42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27]/[.B427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28]/[.B42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29]/[.B42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30]/[.B43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1]/[.B4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32]/[.B432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33]/[.B43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34]/[.B43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435]/[.B435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36]/[.B4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37]/[.B43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8]/[.B43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439]/[.B439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D440]/[.B440]" office:value-type="float" office:value="0.740740740740741" calcext:value-type="float">
            <text:p>0.740740740740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441]/[.B441]"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442]/[.B44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443]/[.B443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44]/[.B444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445]/[.B44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D446]/[.B446]" office:value-type="float" office:value="0.518518518518519" calcext:value-type="float">
            <text:p>0.51851851851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47]/[.B4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448]/[.B448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49]/[.B4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50]/[.B45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451]/[.B45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52]/[.B45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D453]/[.B453]" office:value-type="float" office:value="0.590909090909091" calcext:value-type="float">
            <text:p>0.5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54]/[.B45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455]/[.B455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56]/[.B45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457]/[.B457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458]/[.B45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59]/[.B4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60]/[.B46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D461]/[.B461]" office:value-type="float" office:value="0.678571428571429" calcext:value-type="float">
            <text:p>0.6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462]/[.B462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463]/[.B46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64]/[.B464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465]/[.B465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66]/[.B46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467]/[.B467]" office:value-type="float" office:value="0.541666666666667" calcext:value-type="float">
            <text:p>0.54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468]/[.B46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D469]/[.B469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70]/[.B47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71]/[.B47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472]/[.B472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473]/[.B473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474]/[.B4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475]/[.B4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476]/[.B476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D477]/[.B477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78]/[.B478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79]/[.B479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480]/[.B48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81]/[.B48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82]/[.B48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83]/[.B483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84]/[.B48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D485]/[.B485]"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486]/[.B48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487]/[.B48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88]/[.B488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89]/[.B489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90]/[.B49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491]/[.B491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92]/[.B49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93]/[.B493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94]/[.B4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495]/[.B495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496]/[.B49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497]/[.B497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498]/[.B498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499]/[.B49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00]/[.B500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01]/[.B501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02]/[.B502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503]/[.B503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504]/[.B50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05]/[.B50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506]/[.B506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07]/[.B507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D508]/[.B508]" office:value-type="float" office:value="0.695652173913044" calcext:value-type="float">
            <text:p>0.69565217391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09]/[.B509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10]/[.B51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511]/[.B511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12]/[.B51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513]/[.B51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514]/[.B51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515]/[.B51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516]/[.B51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17]/[.B51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518]/[.B518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19]/[.B519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20]/[.B52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[.D521]/[.B521]" office:value-type="float" office:value="0.481481481481481" calcext:value-type="float">
            <text:p>0.48148148148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522]/[.B52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23]/[.B52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24]/[.B52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525]/[.B52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D526]/[.B52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27]/[.B52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528]/[.B528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29]/[.B529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530]/[.B53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31]/[.B53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32]/[.B5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533]/[.B5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34]/[.B53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35]/[.B535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36]/[.B53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537]/[.B53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538]/[.B538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539]/[.B53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40]/[.B54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41]/[.B54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42]/[.B54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D543]/[.B543]" office:value-type="float" office:value="0.695652173913044" calcext:value-type="float">
            <text:p>0.69565217391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44]/[.B54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45]/[.B545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46]/[.B546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47]/[.B54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548]/[.B54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49]/[.B54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550]/[.B55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551]/[.B551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52]/[.B55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53]/[.B553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554]/[.B55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55]/[.B55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556]/[.B55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557]/[.B5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558]/[.B55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559]/[.B559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560]/[.B56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[.D561]/[.B56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62]/[.B56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563]/[.B56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564]/[.B564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565]/[.B56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566]/[.B56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67]/[.B56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68]/[.B5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69]/[.B569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D570]/[.B570]" office:value-type="float" office:value="0.782608695652174" calcext:value-type="float">
            <text:p>0.78260869565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571]/[.B57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D572]/[.B572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573]/[.B57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574]/[.B57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75]/[.B5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576]/[.B57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77]/[.B577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578]/[.B578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79]/[.B57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580]/[.B58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D581]/[.B581]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82]/[.B5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D583]/[.B583]" office:value-type="float" office:value="0.75" calcext:value-type="float">
            <text:p>0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7:29:10.511673079</dc:date>
    <meta:editing-duration>P1DT23H26M49S</meta:editing-duration>
    <meta:editing-cycles>1</meta:editing-cycles>
    <meta:document-statistic meta:table-count="1" meta:cell-count="2917" meta:object-count="0"/>
    <meta:generator>LibreOffice/7.5.3.2$Linux_X86_64 LibreOffice_project/67bf5ab3e8553b11738d1302ab7051a12dd8b40d</meta:generator>
  </office:meta>
</office:document-meta>
</file>